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04cm" style:rel-column-width="8880*"/>
    </style:style>
    <style:style style:name="Table2.B" style:family="table-column">
      <style:table-column-properties style:column-width="4.902cm" style:rel-column-width="18896*"/>
    </style:style>
    <style:style style:name="Table2.C" style:family="table-column">
      <style:table-column-properties style:column-width="1.494cm" style:rel-column-width="5759*"/>
    </style:style>
    <style:style style:name="Table2.D" style:family="table-column">
      <style:table-column-properties style:column-width="8.301cm" style:rel-column-width="32000*"/>
    </style:style>
    <style:style style:name="Table2.1" style:family="table-row">
      <style:table-row-properties style:min-row-height="0.98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2" style:family="table-row">
      <style:table-row-properties style:min-row-height="1.198cm"/>
    </style:style>
    <style:style style:name="Table2.3" style:family="table-row">
      <style:table-row-properties style:min-row-height="3.602cm"/>
    </style:style>
    <style:style style:name="Table2.5" style:family="table-row">
      <style:table-row-properties style:min-row-height="2.436cm"/>
    </style:style>
    <style:style style:name="Table2.6" style:family="table-row">
      <style:table-row-properties style:min-row-height="1.919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5fd78" style:font-size-asian="10pt" style:font-size-complex="10pt"/>
    </style:style>
    <style:style style:name="P3" style:family="paragraph" style:parent-style-name="Standard">
      <style:text-properties fo:font-size="10pt" officeooo:rsid="00083dac" officeooo:paragraph-rsid="00083da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fd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fd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78862" officeooo:paragraph-rsid="0007a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7a796" officeooo:paragraph-rsid="0007a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7a796" officeooo:paragraph-rsid="000906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7a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83dac" officeooo:paragraph-rsid="000906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06d7" officeooo:paragraph-rsid="000906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906d7" officeooo:paragraph-rsid="000906d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de5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de573" officeooo:paragraph-rsid="000de5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7a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906d7" officeooo:paragraph-rsid="000de57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de573" officeooo:paragraph-rsid="000de57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officeooo:rsid="00078862"/>
    </style:style>
    <style:style style:name="T2" style:family="text">
      <style:text-properties officeooo:rsid="0007a796"/>
    </style:style>
    <style:style style:name="T3" style:family="text">
      <style:text-properties officeooo:rsid="00083dac"/>
    </style:style>
    <style:style style:name="T4" style:family="text">
      <style:text-properties officeooo:rsid="000afda2"/>
    </style:style>
    <style:style style:name="T5" style:family="text">
      <style:text-properties officeooo:rsid="000be6f7"/>
    </style:style>
    <style:style style:name="T6" style:family="text">
      <style:text-properties officeooo:rsid="000de5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2">Example <text:span text:style-name="T5">3A</text:span></text:p>
            <text:p text:style-name="P12">Timer/Receiver signals interrupt main routine</text:p>
            <text:p text:style-name="P11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ISR</text:p>
            <text:p text:style-name="P3">Interrupt Service Routine</text:p>
          </table:table-cell>
        </table:table-row>
        <table:table-row table:style-name="Table2.2">
          <table:table-cell table:style-name="Table2.A1" office:value-type="string">
            <text:p text:style-name="P6">Main routine:</text:p>
            <text:p text:style-name="P6">Clock routine:</text:p>
            <text:p text:style-name="P6">Timer I<text:span text:style-name="T2">SR:</text:span></text:p>
            <text:p text:style-name="P7">Receiver ISR:</text:p>
          </table:table-cell>
          <table:table-cell table:style-name="Table2.A1" office:value-type="string">
            <text:p text:style-name="P8"><text:span text:style-name="T3">Generates and s</text:span>ends data to PC</text:p>
            <text:p text:style-name="P8">Generates <text:span text:style-name="T1">interrupt stream</text:span></text:p>
            <text:p text:style-name="P10">Drives the display</text:p>
            <text:p text:style-name="P10"><text:s/>Manual display control</text:p>
          </table:table-cell>
          <table:table-cell table:style-name="Table2.A1" table:number-rows-spanned="2" table:number-columns-spanned="2" office:value-type="string">
            <text:p text:style-name="P2">ISR(TIMER1_OVF_vect) </text:p>
            <text:p text:style-name="P2"><text:span text:style-name="T4">{</text:span>UCSR0B &amp;= (~(1 &lt;&lt; RXCIE0));</text:p>
            <text:p text:style-name="P2">if (num_leds != num_leds_new)</text:p>
            <text:p text:style-name="P2">{reset_display;}</text:p>
            <text:p text:style-name="P2">TCNT1 = 0xCF2C; </text:p>
            <text:p text:style-name="P2">if(m &lt; num_leds)</text:p>
            <text:p text:style-name="P2">{PORT_2 = (PORT_2 &lt;&lt; 1) | 1;</text:p>
            <text:p text:style-name="P2">PORT_1 = PORT_1 &amp; (~(1&lt;&lt; m));} </text:p>
            <text:p text:style-name="P2">else</text:p>
            <text:p text:style-name="P2">{PORT_2 = (PORT_2 &gt;&gt; 1); </text:p>
            <text:p text:style-name="P2">PORT_1 |= (1 &lt;&lt; (num_leds * 2 - m -1));}</text:p>
            <text:p text:style-name="P2">for(int m = 15; m &gt;=num_leds; m--)</text:p>
            <text:p text:style-name="P2">PORT_1 &amp;= ~(1 &lt;&lt; m);</text:p>
            <text:p text:style-name="P2">sei();One_wire_Tx_2_integers(PORT_1, PORT_2);</text:p>
            <text:p text:style-name="P2">m += 1; <text:s/></text:p>
            <text:p text:style-name="P2">if (m==num_leds * 2)m=0;</text:p>
            <text:p text:style-name="P4">UCSR0B |= (1 &lt;&lt; RXCIE0);} </text:p>
          </table:table-cell>
          <table:covered-table-cell/>
        </table:table-row>
        <table:table-row table:style-name="Table2.3">
          <table:table-cell table:style-name="Table2.A1" table:number-rows-spanned="3" table:number-columns-spanned="2" office:value-type="string">
            <text:p text:style-name="P2"/>
            <text:p text:style-name="P2">#include "UART_interrupt_header.h"</text:p>
            <text:p text:style-name="P2"><text:s/></text:p>
            <text:p text:style-name="P2">int m, num_leds;</text:p>
            <text:p text:style-name="P2">int num_leds_new = 8;</text:p>
            <text:p text:style-name="P2">unsigned int PORT_1, PORT_2; <text:s/></text:p>
            <text:p text:style-name="P2"/>
            <text:p text:style-name="P2">int main (void) </text:p>
            <text:p text:style-name="P2"><text:span text:style-name="T4">{</text:span>unsigned long counter=1; </text:p>
            <text:p text:style-name="P2">unsigned long counter_squared; <text:s/></text:p>
            <text:p text:style-name="P2"><text:s text:c="11"/></text:p>
            <text:p text:style-name="P2">setup_328_HW; </text:p>
            <text:p text:style-name="P2">reset_display;</text:p>
            <text:p text:style-name="P2">sei(); <text:s text:c="13"/></text:p>
            <text:p text:style-name="P2">UCSR0B |= (1 &lt;&lt; RXCIE0);</text:p>
            <text:p text:style-name="P2">T1_100ms_clock_tick(); </text:p>
            <text:p text:style-name="P2">while(1)</text:p>
            <text:p text:style-name="P2"><text:span text:style-name="T4">{</text:span>do_some_arithmetic;}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A1" table:number-columns-spanned="2" office:value-type="string">
            <text:p text:style-name="P5"/>
          </table:table-cell>
          <table:covered-table-cell/>
        </table:table-row>
        <table:table-row table:style-name="Table2.5">
          <table:covered-table-cell/>
          <table:covered-table-cell/>
          <table:table-cell table:style-name="Table2.A1" table:number-rows-spanned="2" table:number-columns-spanned="2" office:value-type="string">
            <text:p text:style-name="P2">ISR(USART_RX_vect)</text:p>
            <text:p text:style-name="P2"><text:span text:style-name="T4">{</text:span>switch(Char_from_PC())</text:p>
            <text:p text:style-name="P2"><text:span text:style-name="T4">{</text:span>case '2': <text:s text:c="2"/>num_leds_new = 2; break;</text:p>
            <text:p text:style-name="P2">case '4': <text:s text:c="2"/>num_leds_new = 4; break;</text:p>
            <text:p text:style-name="P2">case '6': <text:s text:c="2"/>num_leds_new = 6; break;</text:p>
            <text:p text:style-name="P2">case '8': <text:s text:c="2"/>num_leds_new = 8; break;</text:p>
            <text:p text:style-name="P2">case 'A': <text:s text:c="2"/>num_leds_new = 10; break;</text:p>
            <text:p text:style-name="P2">case 'C': <text:s text:c="2"/>num_leds_new = 12; break;</text:p>
            <text:p text:style-name="P2">case 'E': <text:s text:c="2"/>num_leds_new = 14; break;</text:p>
            <text:p text:style-name="P4">case '0': <text:s text:c="2"/>num_leds_new = 16; break;}}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2">void T1_100ms_clock_tick(void)</text:p>
            <text:p text:style-name="P2">{TCNT1 = 0xCF2C;</text:p>
            <text:p text:style-name="P2">TIMSK1 |= (1 &lt;&lt; TOIE1);</text:p>
            <text:p text:style-name="P5">TCCR1B = 0x03;}</text:p>
          </table:table-cell>
          <table:covered-table-cell/>
          <table:covered-table-cell/>
          <table:covered-table-cell/>
        </table:table-row>
      </table:table>
      <text:p text:style-name="P2"/>
      <text:p text:style-name="P9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8">Example <text:span text:style-name="T5">3B: <text:s text:c="2"/>A first reaction time tester</text:span></text:p>
            <text:p text:style-name="P19">Switch presses interrupt the main routine</text:p>
            <text:p text:style-name="P19"/>
          </table:table-cell>
          <table:table-cell table:style-name="Table1.B1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6">Main routine: <text:s text:c="4"/>Drives the display</text:p>
            <text:p text:style-name="P16">Switch 2 (middle Sw) manipulates the display</text:p>
            <text:p text:style-name="P15"/>
            <text:p text:style-name="P15"/>
          </table:table-cell>
          <table:table-cell table:style-name="Table1.B2" table:number-rows-spanned="2" office:value-type="string">
            <text:p text:style-name="P14">int main (void)</text:p>
            <text:p text:style-name="P14"><text:span text:style-name="T6">{</text:span>setup_328_HW;</text:p>
            <text:p text:style-name="P14">set_up_PCI_on_sw2; </text:p>
            <text:p text:style-name="P14">enable_pci_on_sw2;</text:p>
            <text:p text:style-name="P14"/>
            <text:p text:style-name="P14">mask = 0xFFFF;</text:p>
            <text:p text:style-name="P14">sei(); <text:s text:c="11"/></text:p>
            <text:p text:style-name="P14">while(mask)</text:p>
            <text:p text:style-name="P14">{scan = 1;</text:p>
            <text:p text:style-name="P14">PORT_1=1;</text:p>
            <text:p text:style-name="P14">while(scan) </text:p>
            <text:p text:style-name="P14">{if(PORT_1 == 1)switch_control = 0;</text:p>
            <text:p text:style-name="P14">One_wire_Tx_2_integers</text:p>
            <text:p text:style-name="P14">(PORT_1 &amp; mask, (~mask) ^ PORT_1);</text:p>
            <text:p text:style-name="P14">Timer_T2_10mS_delay_x_m(2); <text:s text:c="10"/></text:p>
            <text:p text:style-name="P14">if(PORT_1 &amp; 0x8000)scan = 0;</text:p>
            <text:p text:style-name="P14">else</text:p>
            <text:p text:style-name="P14">PORT_1 = (PORT_1 &lt;&lt; 1);}}</text:p>
            <text:p text:style-name="P14">One_wire_Tx_2_integers(0, 0xFFFF);</text:p>
            <text:p text:style-name="P14">Timer_T2_10mS_delay_x_m(200); <text:s text:c="5"/></text:p>
            <text:p text:style-name="P14">SW_reset;}</text:p>
          </table:table-cell>
        </table:table-row>
        <table:table-row>
          <table:table-cell table:style-name="Table1.A2" office:value-type="string">
            <text:p text:style-name="P15">#include "Pin_Change_<text:span text:style-name="T6">Interrupt</text:span>_header.h"</text:p>
            <text:p text:style-name="P15"/>
            <text:p text:style-name="P15">unsigned int PORT_1, mask;</text:p>
            <text:p text:style-name="P15">char scan;</text:p>
            <text:p text:style-name="P15">char switch_control;</text:p>
            <text:p text:style-name="P15"/>
            <text:p text:style-name="P15"/>
            <text:p text:style-name="P15">ISR(PCINT2_vect)</text:p>
            <text:p text:style-name="P15">{if(switch_2_up)return;</text:p>
            <text:p text:style-name="P15">if(switch_control) return;</text:p>
            <text:p text:style-name="P15">if(mask &amp; PORT_1)</text:p>
            <text:p text:style-name="P15">{mask &amp;= ~PORT_1;</text:p>
            <text:p text:style-name="P15">scan = 0;}</text:p>
            <text:p text:style-name="P15">switch_control = 1;}</text:p>
          </table:table-cell>
          <table:covered-table-cell/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5T16:21:21.593000000</meta:creation-date>
    <meta:generator>LibreOffice/6.2.8.2$Windows_X86_64 LibreOffice_project/f82ddfca21ebc1e222a662a32b25c0c9d20169ee</meta:generator>
    <dc:date>2022-01-15T17:56:37.272000000</dc:date>
    <meta:editing-duration>PT42M48S</meta:editing-duration>
    <meta:editing-cycles>8</meta:editing-cycles>
    <meta:document-statistic meta:table-count="2" meta:image-count="0" meta:object-count="0" meta:page-count="2" meta:paragraph-count="94" meta:word-count="298" meta:character-count="2167" meta:non-whitespace-character-count="1867"/>
  </office:meta>
</office:document-meta>
</file>